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11.266cm"/>
    </style:style>
    <style:style style:name="co4" style:family="table-column">
      <style:table-column-properties fo:break-before="auto" style:column-width="16.544cm"/>
    </style:style>
    <style:style style:name="co5" style:family="table-column">
      <style:table-column-properties fo:break-before="auto" style:column-width="3.584cm"/>
    </style:style>
    <style:style style:name="co6" style:family="table-column">
      <style:table-column-properties fo:break-before="auto" style:column-width="3.8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 fo:border="0.002cm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>
            <text:p>USER STORY ID</text:p>
          </table:table-cell>
          <table:table-cell table:style-name="ce1" office:value-type="string">
            <text:p>AS A/AN</text:p>
          </table:table-cell>
          <table:table-cell table:style-name="ce1" office:value-type="string">
            <text:p>I WANT TO BE ABLE TO</text:p>
          </table:table-cell>
          <table:table-cell table:style-name="ce1" office:value-type="string">
            <text:p>SO THAT I CAN</text:p>
          </table:table-cell>
          <table:table-cell table:style-name="ce1" office:value-type="string">
            <text:p>DATE COMPLETED</text:p>
          </table:table-cell>
          <table:table-cell table:style-name="ce1" office:value-type="string">
            <text:p>TESTING EXAMPLES</text:p>
          </table:table-cell>
        </table:table-row>
        <table:table-row table:style-name="ro2">
          <table:table-cell table:style-name="ce2" office:value-type="string" table:number-columns-spanned="6" table:number-rows-spanned="1">
            <text:p>Viewing and Navigation</text:p>
          </table:table-cell>
          <table:covered-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te User</text:p>
          </table:table-cell>
          <table:table-cell office:value-type="string">
            <text:p>View all available products</text:p>
          </table:table-cell>
          <table:table-cell office:value-type="string">
            <text:p>Browse through them to see which product I may be interested in.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ite User</text:p>
          </table:table-cell>
          <table:table-cell office:value-type="string">
            <text:p>View a products details, including descriptions, price etc.</text:p>
          </table:table-cell>
          <table:table-cell office:value-type="string">
            <text:p>Decide if this is the item I am looking to purchase.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ite User</text:p>
          </table:table-cell>
          <table:table-cell office:value-type="string">
            <text:p>See Seasonal and Clearance lines</text:p>
          </table:table-cell>
          <table:table-cell office:value-type="string">
            <text:p>Take advantage of any offers, or products that are relevant to seasonal offerings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ite User</text:p>
          </table:table-cell>
          <table:table-cell office:value-type="string">
            <text:p>View current total spend at anytime</text:p>
          </table:table-cell>
          <table:table-cell office:value-type="string">
            <text:p>Control spend limits, and ensure that I haven't spent more than necessary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6" table:number-rows-spanned="1">
            <text:p>Registration</text:p>
          </table:table-cell>
          <table:covered-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User</text:p>
          </table:table-cell>
          <table:table-cell office:value-type="string">
            <text:p>Register an account</text:p>
          </table:table-cell>
          <table:table-cell office:value-type="string">
            <text:p>Access the website, and make a purchase using details I have stored on my account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User</text:p>
          </table:table-cell>
          <table:table-cell office:value-type="string">
            <text:p>Login and Logout</text:p>
          </table:table-cell>
          <table:table-cell office:value-type="string">
            <text:p>See past orders, and make further orders. Whilst also protecting my details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er</text:p>
          </table:table-cell>
          <table:table-cell office:value-type="string">
            <text:p>Password Recovery</text:p>
          </table:table-cell>
          <table:table-cell office:value-type="string">
            <text:p>Still be able to access if the current password is forgotten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User</text:p>
          </table:table-cell>
          <table:table-cell office:value-type="string">
            <text:p>Confirmation email when registered</text:p>
          </table:table-cell>
          <table:table-cell office:value-type="string">
            <text:p>Know that the registration process was completed correctly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User</text:p>
          </table:table-cell>
          <table:table-cell office:value-type="string">
            <text:p>Create own profile</text:p>
          </table:table-cell>
          <table:table-cell office:value-type="string">
            <text:p>To store delivery details, to speed up the process of checking out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User</text:p>
          </table:table-cell>
          <table:table-cell office:value-type="string">
            <text:p>Opt-in for Newsletter/Promo's</text:p>
          </table:table-cell>
          <table:table-cell office:value-type="string">
            <text:p>Receive future updates and what is going on with the business and any promotions that my happen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6" table:number-rows-spanned="1">
            <text:p>Sorting/Search</text:p>
          </table:table-cell>
          <table:covered-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User</text:p>
          </table:table-cell>
          <table:table-cell office:value-type="string">
            <text:p>Sort Items</text:p>
          </table:table-cell>
          <table:table-cell office:value-type="string">
            <text:p>Search products depending on category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User</text:p>
          </table:table-cell>
          <table:table-cell office:value-type="string">
            <text:p>Sort products by specific details</text:p>
          </table:table-cell>
          <table:table-cell office:value-type="string">
            <text:p>Narrow down products to suit sort criteria, i.e. Price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User</text:p>
          </table:table-cell>
          <table:table-cell office:value-type="string">
            <text:p>Search by Name/Description</text:p>
          </table:table-cell>
          <table:table-cell office:value-type="string">
            <text:p>View products that only fit either search term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User</text:p>
          </table:table-cell>
          <table:table-cell office:value-type="string">
            <text:p>Show what has been searched and total number of results</text:p>
          </table:table-cell>
          <table:table-cell office:value-type="string">
            <text:p>See the product details for searched terms, and how many products I can view as result of the search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6" table:number-rows-spanned="1">
            <text:p>Purchase/Checkout</text:p>
          </table:table-cell>
          <table:covered-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User</text:p>
          </table:table-cell>
          <table:table-cell office:value-type="string">
            <text:p>Select product and quantity</text:p>
          </table:table-cell>
          <table:table-cell office:value-type="string">
            <text:p>Add to basket to purchase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User</text:p>
          </table:table-cell>
          <table:table-cell office:value-type="string">
            <text:p>Update quantity by increasing/decreasing</text:p>
          </table:table-cell>
          <table:table-cell office:value-type="string">
            <text:p>Make amendments to the order easily.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User</text:p>
          </table:table-cell>
          <table:table-cell office:value-type="string">
            <text:p>Remove Items from basket</text:p>
          </table:table-cell>
          <table:table-cell office:value-type="string">
            <text:p>Continue shopping without having to clear basket if incorrect product has been placed in it.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er</text:p>
          </table:table-cell>
          <table:table-cell office:value-type="string">
            <text:p>View total spend</text:p>
          </table:table-cell>
          <table:table-cell office:value-type="string">
            <text:p>I know how much I will be charged accordingly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User</text:p>
          </table:table-cell>
          <table:table-cell office:value-type="string">
            <text:p>Mark items as Gift, with message</text:p>
          </table:table-cell>
          <table:table-cell office:value-type="string">
            <text:p>So it can be delivered to the recipient with the message attached.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User</text:p>
          </table:table-cell>
          <table:table-cell office:value-type="string">
            <text:p>Choose/Update Delivery Details – User/Gift</text:p>
          </table:table-cell>
          <table:table-cell office:value-type="string">
            <text:p>So my purchases will be delivered to the correct address.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User</text:p>
          </table:table-cell>
          <table:table-cell office:value-type="string">
            <text:p>Receive email order Confirmation</text:p>
          </table:table-cell>
          <table:table-cell office:value-type="string">
            <text:p>show that the order has been placed and received, as well as payment being successful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6" table:number-rows-spanned="1">
            <text:p>Products</text:p>
          </table:table-cell>
          <table:covered-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ite Owner</text:p>
          </table:table-cell>
          <table:table-cell office:value-type="string">
            <text:p>Update/Edit existing products</text:p>
          </table:table-cell>
          <table:table-cell office:value-type="string">
            <text:p>Change prices, description and Images as and when it is needed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ite Owner</text:p>
          </table:table-cell>
          <table:table-cell office:value-type="string">
            <text:p>Add new products</text:p>
          </table:table-cell>
          <table:table-cell office:value-type="string">
            <text:p>So products are up to date, and can add seasonal products as and when required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ite Owner</text:p>
          </table:table-cell>
          <table:table-cell office:value-type="string">
            <text:p>Delete products</text:p>
          </table:table-cell>
          <table:table-cell office:value-type="string">
            <text:p>Remove products that are no longer available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6" table:number-rows-spanned="1">
            <text:p>Additional</text:p>
          </table:table-cell>
          <table:covered-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ite Owner</text:p>
          </table:table-cell>
          <table:table-cell office:value-type="string">
            <text:p>Change site imagery</text:p>
          </table:table-cell>
          <table:table-cell office:value-type="string">
            <text:p>To reflect seasonal changes and showcase new products.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ite Owner</text:p>
          </table:table-cell>
          <table:table-cell office:value-type="string">
            <text:p>Upload new Testimonials</text:p>
          </table:table-cell>
          <table:table-cell office:value-type="string">
            <text:p>Show to site users, what existing customers think of the products and services that you provide.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ite Owner</text:p>
          </table:table-cell>
          <table:table-cell office:value-type="string">
            <text:p>Access all users that have opted-in for newsletter/promos</text:p>
          </table:table-cell>
          <table:table-cell office:value-type="string">
            <text:p>So can send appropriate promotional materials/up to date news with regards to the busines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0">10/01/2023</text:date>, <text:time>19:0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0T11:03:38.88</meta:creation-date>
    <dc:date>2023-01-10T19:02:17.70</dc:date>
    <meta:editing-duration>PT1H17M4S</meta:editing-duration>
    <meta:editing-cycles>1</meta:editing-cycles>
    <meta:generator>OpenOffice/4.1.13$Win32 OpenOffice.org_project/4113m1$Build-9810</meta:generator>
    <meta:document-statistic meta:table-count="3" meta:cell-count="120" meta:object-count="0"/>
  </office:meta>
</office:document-meta>
</file>